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8">
      <style:text-properties style:font-name="ArialMT" fo:font-size="12pt"/>
    </style:style>
    <style:style style:name="P9"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8"/>
    <style:style style:name="P87" style:family="paragraph" style:parent-style-name="Standard" style:list-style-name="L79"/>
    <style:style style:name="P88" style:family="paragraph" style:parent-style-name="Standard" style:list-style-name="L80"/>
    <style:style style:name="P89" style:family="paragraph" style:parent-style-name="Standard" style:list-style-name="L81"/>
    <style:style style:name="P90" style:family="paragraph" style:parent-style-name="Standard" style:list-style-name="L82"/>
    <style:style style:name="P91" style:family="paragraph" style:parent-style-name="Standard" style:list-style-name="L83"/>
    <style:style style:name="P92" style:family="paragraph" style:parent-style-name="Standard" style:list-style-name="L84"/>
    <style:style style:name="P93" style:family="paragraph" style:parent-style-name="Standard" style:list-style-name="L85"/>
    <style:style style:name="P94" style:family="paragraph" style:parent-style-name="Standard" style:list-style-name="L86"/>
    <style:style style:name="P95" style:family="paragraph" style:parent-style-name="Standard" style:list-style-name="L87"/>
    <style:style style:name="P96" style:family="paragraph" style:parent-style-name="Standard" style:list-style-name="L88"/>
    <style:style style:name="P97" style:family="paragraph" style:parent-style-name="Standard" style:list-style-name="L89"/>
    <style:style style:name="P98" style:family="paragraph" style:parent-style-name="Standard" style:list-style-name="L90"/>
    <style:style style:name="P99" style:family="paragraph" style:parent-style-name="Standard" style:list-style-name="L92"/>
    <style:style style:name="P100" style:family="paragraph" style:parent-style-name="Standard" style:list-style-name="L91">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0">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Version history <text:s/>(PyOTE description is at end)</text:p>
      <text:p text:style-name="Standard"/>
      <text:p text:style-name="Standard">version 3.8.3</text:p>
      <text:list xml:id="list1600708634703293885" text:style-name="L92">
        <text:list-item>
          <text:p text:style-name="P99">adds display of light-curve name (if available in the csv file) to the curve-to-be-analyzed and the normalization curve next to their selection spinners.<text:line-break/></text:p>
        </text:list-item>
      </text:list>
      <text:p text:style-name="Standard">version 3.8.2</text:p>
      <text:list xml:id="list6220646934017054967" text:style-name="L1">
        <text:list-item>
          <text:p text:style-name="P10">3.7.5 introduced a scrollable GUI for small screens. Unfortunately, that caused resizing problem for all users. The version reverts back to the original GUI design.<text:line-break/></text:p>
        </text:list-item>
        <text:list-item>
          <text:p text:style-name="P10">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7540890315631762595" text:style-name="L2">
        <text:list-item>
          <text:p text:style-name="P11">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505754815340501022" text:style-name="L3">
        <text:list-item>
          <text:p text:style-name="P12">adds a tutorial button to supply a quick-start for new or infrequent users.<text:line-break/></text:p>
        </text:list-item>
      </text:list>
      <text:p text:style-name="Standard">version 3.7.9</text:p>
      <text:list xml:id="list4089646004920102477" text:style-name="L4">
        <text:list-item>
          <text:p text:style-name="P13">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3">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4666103758873677493" text:style-name="L5">
        <text:list-item>
          <text:p text:style-name="P14">added visible left, top, and bottom axes to main plot (with ticks to make easier to associate timestamp with point).<text:line-break/></text:p>
        </text:list-item>
      </text:list>
      <text:p text:style-name="Standard">version 3.7.7</text:p>
      <text:list xml:id="list1477939960209598476" text:style-name="L6">
        <text:list-item>
          <text:p text:style-name="P15">if timestamps are available in the csv file, they are used as x axis labels in the main plot.<text:line-break/></text:p>
        </text:list-item>
      </text:list>
      <text:p text:style-name="Standard">version 3.7.6</text:p>
      <text:list xml:id="list911063401932293696" text:style-name="L7">
        <text:list-item>
          <text:p text:style-name="P16">changed the way QMainWindow and Qapplication were referenced to accommodate the latest Anaconda version, which has reorganized where those modules are stored. </text:p>
          <text:p text:style-name="P16">This was causing a fatal startup error.<text:line-break/> </text:p>
        </text:list-item>
      </text:list>
      <text:p text:style-name="Standard"><text:soft-page-break/>version 3.7.5</text:p>
      <text:list xml:id="list878365210711911213" text:style-name="L8">
        <text:list-item>
          <text:p text:style-name="P8">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8">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918116068603668435" text:style-name="L9">
        <text:list-item>
          <text:p text:style-name="P17">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3627467077165689336" text:style-name="L10">
        <text:list-item>
          <text:p text:style-name="P18">adds code line needed by any Mac users that are running Big Sur<text:line-break/></text:p>
        </text:list-item>
      </text:list>
      <text:p text:style-name="Standard">version 3.7.2</text:p>
      <text:list xml:id="list132400817565762899" text:style-name="L11">
        <text:list-item>
          <text:p text:style-name="P19">fixes bug that caused all analysis attempts to 'stall'</text:p>
        </text:list-item>
      </text:list>
      <text:p text:style-name="Standard"/>
      <text:p text:style-name="Standard">version 3.7.1</text:p>
      <text:list xml:id="list491871687274558173" text:style-name="L12">
        <text:list-item>
          <text:p text:style-name="P20">fixed a bug in the r limb angle entry<text:line-break/></text:p>
        </text:list-item>
      </text:list>
      <text:p text:style-name="Standard">version 3.7.0</text:p>
      <text:list xml:id="list4776395979424728903" text:style-name="L13">
        <text:list-item>
          <text:p text:style-name="P21">adds right-click help to ast speed label giving the equation to use if asteroid speed is not available but asteroid diameter and maximum duration are specified<text:line-break/></text:p>
        </text:list-item>
        <text:list-item>
          <text:p text:style-name="P21">adds suggestion to right-click help on penumbral fit checkbox for how to find the penumbral curve csv file that is provided for practice purposes.<text:line-break/></text:p>
        </text:list-item>
      </text:list>
      <text:p text:style-name="Standard">version 3.6.8</text:p>
      <text:list xml:id="list975017551773015569" text:style-name="L14">
        <text:list-item>
          <text:p text:style-name="P22">adds modeling of off centerline observations to lightcurve calibration curve generation<text:line-break/></text:p>
        </text:list-item>
      </text:list>
      <text:p text:style-name="Standard">version 3.6.7</text:p>
      <text:list xml:id="list8974271092451812203" text:style-name="L15">
        <text:list-item>
          <text:p text:style-name="P23">clarified the location of the Enable Manual Timestamp Entry checkbox in the pop-up message appears when there are no timestamps in the csv file.<text:line-break/><text:soft-page-break/></text:p>
        </text:list-item>
      </text:list>
      <text:p text:style-name="Standard">version 3.6.6</text:p>
      <text:list xml:id="list8208202667168554930" text:style-name="L16">
        <text:list-item>
          <text:p text:style-name="P24">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6369281496530150926" text:style-name="L17">
        <text:list-item>
          <text:p text:style-name="P25">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4426707892778200096" text:style-name="L18">
        <text:list-item>
          <text:p text:style-name="P26">version 3.6.2 would open .xlsx Report file on Mac, but not Windows. This version attempts to fix that (Windows needs a different command to open a file).<text:line-break/></text:p>
        </text:list-item>
      </text:list>
      <text:p text:style-name="Standard">version 3.6.2</text:p>
      <text:list xml:id="list5950861436389202292" text:style-name="L19">
        <text:list-item>
          <text:p text:style-name="P27">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623372615372727288" text:style-name="L20">
        <text:list-item>
          <text:p text:style-name="P28">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1807670587143168327" text:style-name="L21">
        <text:list-item>
          <text:p text:style-name="P29"><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ext:soft-pag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29"><text:span text:style-name="T14">…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5697235231410006106" text:style-name="L22">
        <text:list-item>
          <text:p text:style-name="P30">fixed another bug in penumbral curve fit and removed diagnostic printouts.<text:line-break/></text:p>
        </text:list-item>
      </text:list>
      <text:p text:style-name="Standard">version 3.5.8</text:p>
      <text:list xml:id="list3794948445931715413" text:style-name="L23">
        <text:list-item>
          <text:p text:style-name="P31">fixed a number of bugs in the penumbral curve fit code<text:line-break/></text:p>
        </text:list-item>
      </text:list>
      <text:p text:style-name="Standard">version 3.5.7</text:p>
      <text:list xml:id="list8950908511563911520" text:style-name="L24">
        <text:list-item>
          <text:p text:style-name="P32">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3426359013297384205" text:style-name="L25">
        <text:list-item>
          <text:p text:style-name="P33">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6363381671316624704" text:style-name="L26">
        <text:list-item>
          <text:p text:style-name="P34">fixed a bug that kept occultations from being extracted from lightcurves 5 and <text:soft-page-break/>up. The lightcurves above 4 could be viewed --- they just couldn't be processed through the event finder because they were a different type (coding error)<text:line-break/></text:p>
        </text:list-item>
      </text:list>
      <text:p text:style-name="Standard">version 3.5.4</text:p>
      <text:list xml:id="list8198180043390543456" text:style-name="L27">
        <text:list-item>
          <text:p text:style-name="P35">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8023228304121254683" text:style-name="L28">
        <text:list-item>
          <text:p text:style-name="P36">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535538341170246534" text:style-name="L29">
        <text:list-item>
          <text:p text:style-name="P37">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6603168627106750619" text:style-name="L30">
        <text:list-item>
          <text:p text:style-name="P38">Added additional references to the North American Excel Spreadsheet report in the new section of the final report that bangs on about the start-of-exposure timing convention.<text:line-break/></text:p>
        </text:list-item>
      </text:list>
      <text:p text:style-name="Standard">version 3.5.0</text:p>
      <text:list xml:id="list1666954208029841250" text:style-name="L31">
        <text:list-item>
          <text:p text:style-name="P39">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39">NEW: when 'trims' have been placed, a 'write csv' process will honor those values and produce a 'trimmed' output file.<text:line-break/></text:p>
        </text:list-item>
        <text:list-item>
          <text:p text:style-name="P39">NEW: when a light curve has been 'normalized', the changed values are written to the data table where, once again, a 'write csv' process will capture the results.<text:line-break/><text:soft-page-break/></text:p>
        </text:list-item>
        <text:list-item>
          <text:p text:style-name="P39">Added additional reminders that the start-of-exposure timestamp/timing convention is employed.</text:p>
        </text:list-item>
      </text:list>
      <text:p text:style-name="Standard"/>
      <text:p text:style-name="Standard">version 3.4.9</text:p>
      <text:list xml:id="list9203870820279463190" text:style-name="L32">
        <text:list-item>
          <text:p text:style-name="P40">Added some explanatory language to the “Excel report” section regarding the proper interpretation of the 'false positive probability' number.<text:line-break/></text:p>
        </text:list-item>
      </text:list>
      <text:p text:style-name="Standard">version 3.4.8</text:p>
      <text:list xml:id="list246618209037428065" text:style-name="L33">
        <text:list-item>
          <text:p text:style-name="P41">This version deals more realistically with high magDrop lightcurves by defining a 'limiting magDrop' as: <text:line-break/><text:line-break/><text:tab/>limMagDrop = 2.5 * log10( B / std(A) ) <text:line-break/><text:line-break/><text:tab/>std(A) is the noise level of A.</text:p>
          <text:p text:style-name="P41"><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5715973005048869443" text:style-name="L34">
        <text:list-item>
          <text:p text:style-name="P42">Automatically loads the correct version of Adv2<text:line-break/></text:p>
        </text:list-item>
      </text:list>
      <text:p text:style-name="Standard">version 3.4.6</text:p>
      <text:list xml:id="list6112527606065723992" text:style-name="L35">
        <text:list-item>
          <text:p text:style-name="P43">Adds AAV Version 2 file as a type that can be read (important when Do OCR check is enabled)</text:p>
        </text:list-item>
      </text:list>
      <text:p text:style-name="Standard"/>
      <text:p text:style-name="Standard">version 3.4.5</text:p>
      <text:list xml:id="list1437167332926468374" text:style-name="L36">
        <text:list-item>
          <text:p text:style-name="P44">Fixes block integration which was failing when more than 4 lightcurves were being processed.<text:line-break/></text:p>
        </text:list-item>
        <text:list-item>
          <text:p text:style-name="P44"><text:soft-page-break/>Made use diff and Do OCR checkboxes sticky.<text:line-break/></text:p>
        </text:list-item>
      </text:list>
      <text:p text:style-name="Standard">version 3.4.4</text:p>
      <text:list xml:id="list2222731463014648245" text:style-name="L37">
        <text:list-item>
          <text:p text:style-name="P45">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812850976556730296" text:style-name="L38">
        <text:list-item>
          <text:p text:style-name="P46">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8981945256759097886" text:style-name="L39">
        <text:list-item>
          <text:p text:style-name="P47">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298190277855544424" text:style-name="L40">
        <text:list-item>
          <text:p text:style-name="P48">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48">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48">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ext:soft-page-break/>To learn how to use the new procedure (which is a bit 'fiddly'), right-click on the penumbral fit checkbox --- be patient; play around.<text:line-break/> </text:p>
        </text:list-item>
      </text:list>
      <text:p text:style-name="Standard">version 3.4.0</text:p>
      <text:list xml:id="list5640948945021114238" text:style-name="L41">
        <text:list-item>
          <text:p text:style-name="P49">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3314870734864859702" text:style-name="L42">
        <text:list-item>
          <text:p text:style-name="P50">Automatically installs cv2 if not already present. <text:s/>This package is needed for the new frame view feature.<text:line-break/></text:p>
        </text:list-item>
      </text:list>
      <text:p text:style-name="Standard">version 3.3.8</text:p>
      <text:list xml:id="list6867769010783350641" text:style-name="L43">
        <text:list-item>
          <text:p text:style-name="P51">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7919195620103475175" text:style-name="L44">
        <text:list-item>
          <text:p text:style-name="P52">A new button (View frame) with an associated spinner for entry of a frame number has been added:</text:p>
          <text:p text:style-name="P52"/>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text:soft-page-break/>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7730255593573750081" text:style-name="L45">
        <text:list-item>
          <text:p text:style-name="P53">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4621835187048446222" text:style-name="L46">
        <text:list-item>
          <text:p text:style-name="P54">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8084848673369660261" text:style-name="L47">
        <text:list-item>
          <text:p text:style-name="P55">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7337637193056648237" text:style-name="L48">
        <text:list-item>
          <text:p text:style-name="P56">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8770872367419717145" text:style-name="L49">
        <text:list-item>
          <text:p text:style-name="P57">Changed main plot so that the scroll wheel only zooms the x axis.</text:p>
        </text:list-item>
        <text:list-item>
          <text:p text:style-name="P57">Changed lightcurve plot so that it conforms properly to 'start-of-exposure'.<text:line-break/></text:p>
        </text:list-item>
      </text:list>
      <text:p text:style-name="Standard">version 3.2.8</text:p>
      <text:list xml:id="list5334268958546812317" text:style-name="L50">
        <text:list-item>
          <text:p text:style-name="P58">Changed font size in help files --- it was fine for Mac but too big for Win10<text:line-break/></text:p>
        </text:list-item>
      </text:list>
      <text:p text:style-name="Standard">version 3.2.7</text:p>
      <text:list xml:id="list1350027351504850789" text:style-name="L51">
        <text:list-item>
          <text:p text:style-name="P59"><text:soft-page-break/>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4471871298485197556" text:style-name="L52">
        <text:list-item>
          <text:p text:style-name="P60">This is a 'cosmetic' release --- there should be NO detectable differences from version 3.2.5 in terms of functionality.</text:p>
        </text:list-item>
        <text:list-item>
          <text:p text:style-name="P60">All python files were brought into compliance with PEP 8 coding standards. <text:s/>Only I care about that.</text:p>
        </text:list-item>
        <text:list-item>
          <text:p text:style-name="P60">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60">All this 'cosmetic' work is in preparation for working on PyOTE issues again.<text:line-break/> </text:p>
        </text:list-item>
      </text:list>
      <text:p text:style-name="Standard">version 3.2.5</text:p>
      <text:list xml:id="list5548746407314514468" text:style-name="L53">
        <text:list-item>
          <text:p text:style-name="P61">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3420312818743369462" text:style-name="L54">
        <text:list-item>
          <text:p text:style-name="P62">Modified the test for newer version to accommodate the different strings returned by pip 18.1 and pip 19.0+</text:p>
        </text:list-item>
        <text:list-item>
          <text:p text:style-name="P62">Added ability to invoke PyOTE from PyMovie with an externally supplied csv file that is automatically opened.<text:line-break/></text:p>
        </text:list-item>
      </text:list>
      <text:p text:style-name="Standard">version 3.2.3</text:p>
      <text:list xml:id="list5316426979879324139" text:style-name="L55">
        <text:list-item>
          <text:p text:style-name="P63">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63">Added support for the PyMovie csv format<text:line-break/></text:p>
        </text:list-item>
      </text:list>
      <text:p text:style-name="Standard">version 3.2.1</text:p>
      <text:list xml:id="list88271919747815605" text:style-name="L56">
        <text:list-item>
          <text:p text:style-name="P64">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text:soft-page-break/>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4435133493488515792" text:style-name="L57">
        <text:list-item>
          <text:p text:style-name="P65">Changed GUI to better align text on min max edit boxes to avoid confusion.<text:line-break/></text:p>
        </text:list-item>
      </text:list>
      <text:p text:style-name="Standard">version 3.1.9</text:p>
      <text:list xml:id="list7580084321230890069" text:style-name="L58">
        <text:list-item>
          <text:p text:style-name="P66">Fixed a bug in the test for a min/max solution search being constrained by a too large min value.<text:line-break/></text:p>
        </text:list-item>
      </text:list>
      <text:p text:style-name="Standard">version 3.1.8</text:p>
      <text:list xml:id="list8096238578371860592" text:style-name="L59">
        <text:list-item>
          <text:p text:style-name="P67">version 3.1.7 was released without an updated version history. <text:s/>Here is what was changed in 3.1.7:<text:line-break/></text:p>
        </text:list-item>
        <text:list-item>
          <text:p text:style-name="P67">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3835835555440465764" text:style-name="L60">
        <text:list-item>
          <text:p text:style-name="P68">Values entered in the Manual Timestamp Entry dialog box are now 'sticky', thus making corrections easy to do without requiring re-entry of all data. </text:p>
          <text:p text:style-name="P68"><text:line-break/>Also trapped is the case where a user has entered a custom frame time but failed to click the radio button indicating that it is to be used.<text:line-break/></text:p>
        </text:list-item>
      </text:list>
      <text:p text:style-name="Standard">version 3.1.5:</text:p>
      <text:list xml:id="list212285122055150003" text:style-name="L61">
        <text:list-item>
          <text:p text:style-name="P69">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text:soft-page-break/>version 3.1.4:</text:p>
      <text:list xml:id="list50199760177596360" text:style-name="L62">
        <text:list-item>
          <text:p text:style-name="P70">Fixed error in new dropped reading detection logic when light curve was processed in field mode.<text:line-break/></text:p>
        </text:list-item>
        <text:list-item>
          <text:p text:style-name="P70">Cleaned up some language in tooltips.<text:line-break/></text:p>
        </text:list-item>
      </text:list>
      <text:p text:style-name="Standard">version 3.1.3:</text:p>
      <text:list xml:id="list3195688654871598842" text:style-name="L63">
        <text:list-item>
          <text:p text:style-name="P71">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71">Eliminated the 'entry num' column in the data matrix at the lower left of the GUI. The 'entry num' is unused and a possible source of confusion with the frame or field number for the unwary.<text:line-break/></text:p>
        </text:list-item>
        <text:list-item>
          <text:p text:style-name="P71">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1000914655093125552" text:style-name="L64">
        <text:list-item>
          <text:p text:style-name="P72">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7285173336192998614" text:style-name="L65">
        <text:list-item>
          <text:p text:style-name="P73">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73">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73">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9125557359764765309" text:style-name="L66">
        <text:list-item>
          <text:p text:style-name="P74"><text:soft-page-break/>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3153888187262099268" text:style-name="L67">
        <text:list-item>
          <text:p text:style-name="P75">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4175652745762800983" text:style-name="L68">
        <text:list-item>
          <text:p text:style-name="P76">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584940799374024750" text:style-name="L69">
        <text:list-item>
          <text:p text:style-name="P77">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1097940889479074877" text:style-name="L70">
        <text:list-item>
          <text:p text:style-name="P78">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2136281801962076359" text:style-name="L71">
        <text:list-item>
          <text:p text:style-name="P79">Disable the Accept integration button when user overrides an automatic block analysis with a manual block selection followed by a click on the Block integrate button.<text:line-break/></text:p>
        </text:list-item>
      </text:list>
      <text:p text:style-name="Standard">version 2.1.4:</text:p>
      <text:list xml:id="list7269499685113584462" text:style-name="L72">
        <text:list-item>
          <text:p text:style-name="P80">Corrected a bug that kept manual selection of block integration from being performed after a refusal to accept the automatic block analysis results.<text:line-break/></text:p>
        </text:list-item>
      </text:list>
      <text:p text:style-name="Standard">version 2.1.3:</text:p>
      <text:list xml:id="list6036325004711925551" text:style-name="L73">
        <text:list-item>
          <text:p text:style-name="P81">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text:soft-page-break/>version 2.1.2:</text:p>
      <text:list xml:id="list8288458722991936801" text:style-name="L74">
        <text:list-item>
          <text:p text:style-name="P82">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4953748884418973181" text:style-name="L75">
        <text:list-item>
          <text:p text:style-name="P83">Added progress bar tracking of block integration analysis because it can take an extended amount of time to complete the analysis when the light curve has many points.<text:line-break/></text:p>
        </text:list-item>
      </text:list>
      <text:p text:style-name="Standard">version 2.1.0</text:p>
      <text:list xml:id="list2454438502432081465" text:style-name="L76">
        <text:list-item>
          <text:p text:style-name="P84">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9187676763018365402" text:style-name="L77">
        <text:list-item>
          <text:p text:style-name="P85">Made the selection of Tooltip display 'sticky'</text:p>
        </text:list-item>
        <text:list-item>
          <text:p text:style-name="P85">Duration calculation when D and R span midnight now handled correctly</text:p>
        </text:list-item>
      </text:list>
      <text:p text:style-name="Standard"/>
      <text:p text:style-name="Standard">version 2.0.8</text:p>
      <text:list xml:id="list7274711806739508000" text:style-name="L78">
        <text:list-item>
          <text:p text:style-name="P86">toolTips changed to invoke and display in a custom dialog box that can be moved and resized to better accommodate legacy displays</text:p>
        </text:list-item>
        <text:list-item>
          <text:p text:style-name="P86">Calc flash timing calculation fixed to properly deal with the non-integer frame numbers that can result from field processed csv files</text:p>
        </text:list-item>
        <text:list-item>
          <text:p text:style-name="P86">Flash timing has been verified to work with integrated light curves</text:p>
        </text:list-item>
        <text:list-item>
          <text:p text:style-name="P86">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1143792653886378757" text:style-name="L79">
        <text:list-item>
          <text:p text:style-name="P87">Adds a button to calculate the edge position of an LED timing flash.</text:p>
        </text:list-item>
        <text:list-item>
          <text:p text:style-name="P87">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87">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87">Adds a checkbox to force manual entry of timestamp info. <text:s/>This is useful when <text:soft-page-break/>OCR on a VTI timed light curve has catastrophic errors. <text:s/>It is always employed when using LED flash timing.</text:p>
        </text:list-item>
      </text:list>
      <text:list xml:id="list6269334469105218404" text:style-name="L80">
        <text:list-item>
          <text:p text:style-name="P88">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8246321255670785357" text:style-name="L81">
        <text:list-item>
          <text:p text:style-name="P89">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742536450542019387" text:style-name="L82">
        <text:list-item>
          <text:p text:style-name="P90">files generated by pyote now contain PYOTE in the filename.<text:line-break/></text:p>
        </text:list-item>
        <text:list-item>
          <text:p text:style-name="P90">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2473991920480163709" text:style-name="L83">
        <text:list-item>
          <text:p text:style-name="P91">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4652071731449062250" text:style-name="L84">
        <text:list-item>
          <text:p text:style-name="P92">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7994630179657340475" text:style-name="L85">
        <text:list-item>
          <text:p text:style-name="P93">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5376750634430842823" text:style-name="L86">
        <text:list-item>
          <text:p text:style-name="P94">improved handling of D and R region selection so that one cannot enter an invalid configuration --- automatic corrections/changes are applied.<text:line-break/></text:p>
        </text:list-item>
        <text:list-item>
          <text:p text:style-name="P94">incorporates a new 'solver' that no longer requires an initial estimation of baseline noise. <text:s/>This 'solver' is also much faster. <text:s/>With this 'solver', the two-pass modification added in version 1.46 is no longer needed.<text:line-break/></text:p>
        </text:list-item>
        <text:list-item>
          <text:p text:style-name="P94"><text:soft-page-break/>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6048138961724911224" text:style-name="L87">
        <text:list-item>
          <text:p text:style-name="P95">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496619666596240769" text:style-name="L88">
        <text:list-item>
          <text:p text:style-name="P96">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96">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6625463272828505021" text:style-name="L89">
        <text:list-item>
          <text:p text:style-name="P97">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7163805754992438342" text:style-name="L90">
        <text:list-item>
          <text:p text:style-name="P98"><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98">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98">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98">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937669988094369832" text:style-name="L91">
        <text:list-item>
          <text:p text:style-name="P100">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08-07T15:23:06</dc:date>
    <meta:editing-cycles>128</meta:editing-cycles>
    <meta:editing-duration>PT23H8M11S</meta:editing-duration>
    <dc:creator>Robert Anderson</dc:creator>
    <meta:document-statistic meta:table-count="0" meta:image-count="3" meta:object-count="0" meta:page-count="18" meta:paragraph-count="246" meta:word-count="6965" meta:character-count="40717"/>
    <meta:template xlink:type="simple" xlink:actuate="onRequest" xlink:title="" xlink:href="Normal"/>
  </office:meta>
</office:document-meta>
</file>